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400000284698157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-offset-x="0.305cm" draw:shadow-offset-y="0.30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071cm" fo:min-width="0.5cm" draw:shadow-offset-x="0.305cm" draw:shadow-offset-y="0.305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72cm" fo:min-width="0.5cm" draw:shadow-offset-x="0.305cm" draw:shadow-offset-y="0.305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.5cm" draw:shadow-offset-x="0.305cm" draw:shadow-offset-y="0.30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4cm" draw:shadow-offset-x="0.305cm" draw:shadow-offset-y="0.305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.974cm" draw:shadow-offset-x="0.305cm" draw:shadow-offset-y="0.305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788cm" draw:shadow-offset-x="0.305cm" draw:shadow-offset-y="0.30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4.623cm" draw:shadow-offset-x="0.305cm" draw:shadow-offset-y="0.3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833cm" draw:shadow-offset-x="0.305cm" draw:shadow-offset-y="0.305cm"/>
    </style:style>
    <style:style style:name="gr12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562cm" fo:min-width="4.912cm" draw:shadow-offset-x="0.305cm" draw:shadow-offset-y="0.305cm"/>
    </style:style>
    <style:style style:name="gr13" style:family="graphic" style:parent-style-name="standard">
      <style:graphic-properties draw:stroke="none" svg:stroke-color="#000000" draw:fill="none" draw:fill-color="#b3b3b3" draw:textarea-horizontal-align="left" draw:auto-grow-height="true" draw:auto-grow-width="true" fo:min-height="0.562cm" fo:min-width="2.5cm" draw:shadow-offset-x="0.305cm" draw:shadow-offset-y="0.30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8pt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6pt" fo:font-weight="normal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style:text-position="sub 58%" fo:font-size="14pt" style:font-size-asian="18pt" style:font-size-complex="18pt"/>
    </style:style>
    <style:style style:name="T4" style:family="text">
      <style:text-properties style:text-position="0% 100%" fo:font-size="14pt" style:font-size-asian="18pt" style:font-size-complex="18pt"/>
    </style:style>
    <style:style style:name="T5" style:family="text">
      <style:text-properties style:text-position="super 58%" fo:font-size="14pt" style:font-size-asian="18pt" style:font-size-complex="18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style:text-position="0% 100%" fo:font-size="16pt" style:font-size-asian="18pt" style:font-size-complex="18pt"/>
    </style:style>
    <style:style style:name="T8" style:family="text">
      <style:text-properties style:text-position="0% 100%"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position="super 58%" fo:font-size="18pt" style:font-size-asian="18pt" style:font-size-complex="18pt"/>
    </style:style>
    <style:style style:name="T11" style:family="text">
      <style:text-properties style:text-position="0% 100%" fo:font-size="8pt" style:font-size-asian="18pt" style:font-size-complex="18pt"/>
    </style:style>
    <style:style style:name="T12" style:family="text">
      <style:text-properties style:text-position="0% 100%" fo:font-size="16pt" fo:font-weight="normal" style:font-size-asian="18pt" style:font-size-complex="18pt"/>
    </style:style>
    <style:style style:name="T13" style:family="text">
      <style:text-properties style:text-position="sub 58%" fo:font-size="16pt" fo:font-weight="normal" style:font-size-asian="18pt" style:font-size-complex="18pt"/>
    </style:style>
    <style:style style:name="T14" style:family="text">
      <style:text-properties style:text-position="super 58%" fo:font-size="16pt" fo:font-weight="normal" style:font-size-asian="18pt" style:font-size-complex="18pt"/>
    </style:style>
    <style:style style:name="T15" style:family="text">
      <style:text-properties fo:font-size="12pt"/>
    </style:style>
    <style:style style:name="T16" style:family="text">
      <style:text-properties fo:font-size="16pt" fo:font-weight="normal"/>
    </style:style>
    <style:style style:name="T17" style:family="text">
      <style:text-properties style:text-position="sub 58%" fo:font-size="16pt" fo:font-weight="normal"/>
    </style:style>
    <style:style style:name="T18" style:family="text">
      <style:text-properties style:text-position="super 58%" fo:font-size="16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335cm" svg:height="1.195cm" svg:x="15.699cm" svg:y="14.5cm">
          <draw:text-box>
            <text:p text:style-name="P1"><text:span text:style-name="T1">Prato j</text:span></text:p>
          </draw:text-box>
        </draw:frame>
        <draw:frame draw:style-name="gr1" draw:layer="layout" svg:width="3.059cm" svg:height="1.195cm" svg:x="15.777cm" svg:y="21.062cm">
          <draw:text-box>
            <text:p text:style-name="P1"><text:span text:style-name="T1">Prato j+1</text:span></text:p>
          </draw:text-box>
        </draw:frame>
        <draw:frame draw:style-name="gr1" draw:text-style-name="P2" draw:layer="layout" svg:width="2.898cm" svg:height="1.195cm" svg:x="15.7cm" svg:y="8.662cm">
          <draw:text-box>
            <text:p text:style-name="P1"><text:span text:style-name="T1">Prato j-1</text:span></text:p>
          </draw:text-box>
        </draw:frame>
        <draw:frame draw:style-name="gr2" draw:text-style-name="P3" draw:layer="layout" svg:width="15.798cm" svg:height="15.159cm" svg:x="0.202cm" svg:y="7.5cm">
          <draw:image xlink:href="Pictures/100000000000027400000284698157D7.png" xlink:type="simple" xlink:show="embed" xlink:actuate="onLoad">
            <text:p text:style-name="P1"/>
          </draw:image>
        </draw:frame>
        <draw:frame draw:style-name="gr3" draw:text-style-name="P4" draw:layer="layout" svg:width="0.88cm" svg:height="2.9cm" svg:x="11.275cm" svg:y="18.055cm">
          <draw:text-box>
            <text:p text:style-name="P1"><text:span text:style-name="T2">L</text:span><text:span text:style-name="T3">j</text:span></text:p>
            <text:p text:style-name="P1"><text:span text:style-name="T4">h</text:span><text:span text:style-name="T3">j</text:span></text:p>
            <text:p text:style-name="P1"><text:span text:style-name="T4">x</text:span><text:span text:style-name="T3">j</text:span><text:span text:style-name="T5">i</text:span></text:p>
          </draw:text-box>
        </draw:frame>
        <draw:frame draw:style-name="gr4" draw:text-style-name="P1" draw:layer="layout" svg:width="1cm" svg:height="2.321cm" svg:x="6.906cm" svg:y="10.5cm">
          <draw:text-box>
            <text:p text:style-name="P1"><text:span text:style-name="T6"/></text:p>
            <text:p text:style-name="P1"><text:span text:style-name="T7"/></text:p>
          </draw:text-box>
        </draw:frame>
        <draw:frame draw:style-name="gr3" draw:text-style-name="P4" draw:layer="layout" svg:width="1.252cm" svg:height="2.9cm" svg:x="6.768cm" svg:y="18.099cm">
          <draw:text-box>
            <text:p text:style-name="P1"><text:span text:style-name="T4">V</text:span><text:span text:style-name="T3">j+1</text:span></text:p>
            <text:p text:style-name="P1"><text:span text:style-name="T4">H</text:span><text:span text:style-name="T3">j+1</text:span></text:p>
            <text:p text:style-name="P1"><text:span text:style-name="T4">y</text:span><text:span text:style-name="T3">j+1</text:span><text:span text:style-name="T5">i</text:span></text:p>
          </draw:text-box>
        </draw:frame>
        <draw:frame draw:style-name="gr3" draw:text-style-name="P5" draw:layer="layout" svg:width="1.077cm" svg:height="1.384cm" svg:x="14.023cm" svg:y="14.016cm">
          <draw:text-box>
            <text:p text:style-name="P1"><text:span text:style-name="T8">Q</text:span><text:span text:style-name="T9">j</text:span></text:p>
          </draw:text-box>
        </draw:frame>
        <draw:frame draw:style-name="gr5" draw:text-style-name="P1" draw:layer="layout" svg:width="1cm" svg:height="1.927cm" svg:x="6.605cm" svg:y="9.876cm">
          <draw:text-box>
            <text:p text:style-name="P1"><text:span text:style-name="T6"/></text:p>
            <text:p text:style-name="P1"><text:span text:style-name="T7"/></text:p>
          </draw:text-box>
        </draw:frame>
        <draw:frame draw:style-name="gr6" draw:text-style-name="P4" draw:layer="layout" svg:width="1cm" svg:height="2.9cm" svg:x="6.605cm" svg:y="9.876cm">
          <draw:text-box>
            <text:p text:style-name="P1"><text:span text:style-name="T4">V</text:span><text:span text:style-name="T3">j</text:span></text:p>
            <text:p text:style-name="P1"><text:span text:style-name="T4">H</text:span><text:span text:style-name="T3">j</text:span></text:p>
            <text:p text:style-name="P1"><text:span text:style-name="T4">y</text:span><text:span text:style-name="T3">j</text:span><text:span text:style-name="T5">i</text:span></text:p>
          </draw:text-box>
        </draw:frame>
        <draw:frame draw:style-name="gr7" draw:text-style-name="P6" draw:layer="layout" svg:width="4.5cm" svg:height="0.882cm" svg:x="7.064cm" svg:y="14.447cm">
          <draw:text-box>
            <text:p text:style-name="P1"/>
          </draw:text-box>
        </draw:frame>
        <draw:frame draw:style-name="gr8" draw:text-style-name="P4" draw:layer="layout" svg:width="1.474cm" svg:height="2.9cm" svg:x="11cm" svg:y="9.84cm">
          <draw:text-box>
            <text:p text:style-name="P1"><text:span text:style-name="T2">L</text:span><text:span text:style-name="T3">j-1</text:span></text:p>
            <text:p text:style-name="P1"><text:span text:style-name="T4">h</text:span><text:span text:style-name="T3">j-1</text:span></text:p>
            <text:p text:style-name="P1"><text:span text:style-name="T4">x</text:span><text:span text:style-name="T3">j-1</text:span><text:span text:style-name="T5">i</text:span></text:p>
          </draw:text-box>
        </draw:frame>
        <draw:frame draw:style-name="gr9" draw:text-style-name="P5" draw:layer="layout" svg:width="3.288cm" svg:height="3.65cm" svg:x="2.212cm" svg:y="13.694cm">
          <draw:text-box>
            <text:p text:style-name="P1"><text:span text:style-name="T8">(1-e)V</text:span><text:span text:style-name="T9">j+1</text:span></text:p>
            <text:p text:style-name="P1"><text:span text:style-name="T8">(1-e)H</text:span><text:span text:style-name="T9">j+1</text:span><text:span text:style-name="T10">i</text:span></text:p>
            <text:p text:style-name="P1"><text:span text:style-name="T8">(1-e)y</text:span><text:span text:style-name="T9">j+1</text:span><text:span text:style-name="T10">i</text:span></text:p>
          </draw:text-box>
        </draw:frame>
        <draw:frame draw:style-name="gr10" draw:text-style-name="P6" draw:layer="layout" svg:width="5.123cm" svg:height="1.424cm" svg:x="12.377cm" svg:y="7.5cm">
          <draw:text-box>
            <text:p text:style-name="P1"/>
          </draw:text-box>
        </draw:frame>
        <draw:frame draw:style-name="gr11" draw:text-style-name="P8" draw:layer="layout" svg:width="3.102cm" svg:height="1.257cm" svg:x="7.798cm" svg:y="14.143cm">
          <draw:text-box>
            <text:p text:style-name="P7"><text:span text:style-name="T11"><text:s text:c="3"/></text:span><text:span text:style-name="T12"><text:s/></text:span><text:span text:style-name="T12">y</text:span><text:span text:style-name="T13">j</text:span><text:span text:style-name="T14">i*</text:span><text:span text:style-name="T12">, T</text:span><text:span text:style-name="T13">j</text:span><text:span text:style-name="T12">, H</text:span><text:span text:style-name="T13">j</text:span><text:span text:style-name="T14">*</text:span></text:p>
          </draw:text-box>
        </draw:frame>
        <draw:frame draw:style-name="gr12" draw:text-style-name="P9" draw:layer="layout" svg:width="5.412cm" svg:height="0.882cm" svg:x="6.734cm" svg:y="15.405cm">
          <draw:text-box>
            <text:p text:style-name="P7"><text:span text:style-name="T15"><text:s text:c="14"/></text:span></text:p>
          </draw:text-box>
        </draw:frame>
        <draw:frame draw:style-name="gr13" draw:text-style-name="P10" draw:layer="layout" svg:width="3.148cm" svg:height="1.257cm" svg:x="8cm" svg:y="15.193cm">
          <draw:text-box>
            <text:p text:style-name="P7"><text:span text:style-name="T16">U</text:span><text:span text:style-name="T17">j</text:span><text:span text:style-name="T16">, x</text:span><text:span text:style-name="T17">j</text:span><text:span text:style-name="T18">i</text:span><text:span text:style-name="T16">, T</text:span><text:span text:style-name="T17">j</text:span><text:span text:style-name="T16">, h</text:span><text:span text:style-name="T17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6-09-12T14:01:00</meta:creation-date>
    <dc:creator>Paula Staudt</dc:creator>
    <dc:date>2007-09-21T09:39:07</dc:date>
    <dc:language>pt-BR</dc:language>
    <meta:editing-cycles>8</meta:editing-cycles>
    <meta:editing-duration>PT59M2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